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eb613d" draw:fill="solid" draw:fill-color="#aec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5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5cm" svg:height="2.7cm" svg:x="6.9cm" svg:y="3.9cm">
          <text:p text:style-name="P1"><text:span text:style-name="T1">Remote</text:span></text:p>
          <text:p text:style-name="P1"><text:span text:style-name="T1">Client Ap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cm" svg:height="2.7cm" svg:x="1.3cm" svg:y="3.9cm">
          <text:p text:style-name="P1"><text:span text:style-name="T1">ID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5cm" svg:height="2.7cm" svg:x="14.4cm" svg:y="9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65cm" svg:y1="9.6cm" svg:x2="11.4cm" svg:y2="5.25cm" draw:start-shape="id1" draw:start-glue-point="0" draw:end-shape="id2" draw:end-glue-point="1" svg:d="M16650 9600v-4350h-5250" svg:viewBox="0 0 5251 4351">
          <text:p/>
        </draw:connector>
        <draw:custom-shape draw:style-name="gr5" draw:text-style-name="P1" draw:layer="layout" svg:width="6.1cm" svg:height="10.1cm" svg:x="13.6cm" svg:y="2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7cm" svg:y1="1cm" svg:x2="12.7cm" svg:y2="13.8cm">
          <text:p/>
        </draw:line>
        <draw:connector draw:style-name="gr7" draw:text-style-name="P1" draw:layer="layout" svg:x1="6.9cm" svg:y1="5.25cm" svg:x2="5.8cm" svg:y2="5.25cm" draw:start-shape="id2" draw:end-shape="id3" svg:d="M6900 5250h-1100" svg:viewBox="0 0 1101 1">
          <text:p/>
        </draw:connector>
        <draw:custom-shape draw:style-name="gr8" draw:text-style-name="P1" xml:id="id4" draw:id="id4" draw:layer="layout" svg:width="4.1cm" svg:height="2.9cm" svg:x="5cm" svg:y="9.2cm">
          <text:p text:style-name="P1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svg:x1="9.15cm" svg:y1="6.6cm" svg:x2="7.05cm" svg:y2="9.2cm" draw:start-shape="id2" draw:start-glue-point="2" draw:end-shape="id4" svg:d="M9150 6600v1300h-2100v1300" svg:viewBox="0 0 2101 2601">
          <text:p/>
        </draw:connector>
        <draw:connector draw:style-name="gr9" draw:text-style-name="P1" draw:layer="layout" svg:x1="3.55cm" svg:y1="6.6cm" svg:x2="5cm" svg:y2="10.65cm" draw:start-shape="id3" draw:start-glue-point="2" draw:end-shape="id4" draw:end-glue-point="6" svg:d="M3550 6600v4050h1450" svg:viewBox="0 0 1451 4051">
          <text:p/>
        </draw:connector>
        <draw:frame draw:style-name="gr10" draw:text-style-name="P1" draw:layer="layout" svg:width="2.72cm" svg:height="0.963cm" svg:x="7.38cm" svg:y="8cm">
          <draw:text-box>
            <text:p text:style-name="P1"><text:span text:style-name="T1">monitor</text:span></text:p>
          </draw:text-box>
        </draw:frame>
        <draw:frame draw:style-name="gr10" draw:text-style-name="P1" draw:layer="layout" svg:width="2.72cm" svg:height="0.963cm" svg:x="0.98cm" svg:y="8.3cm">
          <draw:text-box>
            <text:p text:style-name="P1"><text:span text:style-name="T1">update</text:span></text:p>
          </draw:text-box>
        </draw:frame>
        <draw:frame draw:style-name="gr10" draw:text-style-name="P1" draw:layer="layout" svg:width="4.4cm" svg:height="1.673cm" svg:x="15cm" svg:y="1.2cm">
          <draw:text-box>
            <text:p text:style-name="P1"><text:span text:style-name="T1">Cloud Found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9-10T10:35:10.014147400</dc:date>
    <meta:editing-duration>P4DT50M12S</meta:editing-duration>
    <meta:editing-cycles>12</meta:editing-cycles>
    <meta:generator>LibreOffice/4.2.7.2$Linux_X86_64 LibreOffice_project/420m0$Build-2</meta:generator>
    <meta:document-statistic meta:object-count="13"/>
  </office:meta>
</office:document-meta>
</file>